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5972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2.0264in"/>
    </style:style>
    <style:style style:name="co13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2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7" style:family="table-cell" style:parent-style-name="Default">
      <style:table-cell-properties fo:background-color="#dddddd"/>
      <style:text-properties fo:color="#000000"/>
    </style:style>
    <style:style style:name="ce28" style:family="table-cell" style:parent-style-name="Default">
      <style:table-cell-properties fo:background-color="#dddddd"/>
    </style:style>
    <style:style style:name="ce29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ce2"/>
        <table:table-column table:style-name="co10" table:default-cell-style-name="ce6"/>
        <table:table-column table:style-name="co3" table:default-cell-style-name="Default"/>
        <table:table-column table:style-name="co5" table:default-cell-style-name="ce2"/>
        <table:table-column table:style-name="co11" table:default-cell-style-name="ce5"/>
        <table:table-column table:style-name="co3" table:default-cell-style-name="Default"/>
        <table:table-column table:style-name="co3" table:default-cell-style-name="ce2"/>
        <table:table-column table:style-name="co12" table:default-cell-style-name="ce5"/>
        <table:table-column table:style-name="co3" table:default-cell-style-name="Default"/>
        <table:table-column table:style-name="co3" table:default-cell-style-name="ce2"/>
        <table:table-column table:style-name="co13" table:default-cell-style-name="ce6"/>
        <table:table-row table:style-name="ro1">
          <table:table-cell office:value-type="string" calcext:value-type="string">
            <text:p>Cheat sheet for aiolos files </text:p>
          </table:table-cell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utput file</text:p>
          </table:table-cell>
          <table:table-cell table:style-name="ce4"/>
          <table:table-cell/>
          <table:table-cell table:style-name="ce1" office:value-type="string" calcext:value-type="string">
            <text:p>Diagnostic file, 1 band</text:p>
          </table:table-cell>
          <table:table-cell table:style-name="ce4"/>
          <table:table-cell/>
          <table:table-cell table:style-name="ce9" office:value-type="string" calcext:value-type="string">
            <text:p>Diagnostic file, 2 bands</text:p>
          </table:table-cell>
          <table:table-cell table:style-name="ce4"/>
          <table:table-cell/>
          <table:table-cell table:style-name="ce9" office:value-type="string" calcext:value-type="string">
            <text:p>Diagnostic file, 2 bands, 3 species</text:p>
          </table:table-cell>
          <table:table-cell table:style-name="ce4"/>
          <table:table-cell/>
          <table:table-cell table:style-name="ce1" office:value-type="string" calcext:value-type="string">
            <text:p>Diagnostic file, 3 bands</text:p>
          </table:table-cell>
          <table:table-cell table:style-name="ce4"/>
          <table:table-cell/>
          <table:table-cell table:style-name="ce9" office:value-type="string" calcext:value-type="string">
            <text:p>Diagnostic file, 2 bands in, 1 band out, 4 species</text:p>
          </table:table-cell>
          <table:table-cell table:style-name="ce4"/>
          <table:table-cell/>
          <table:table-cell table:style-name="ce9" office:value-type="string" calcext:value-type="string">
            <text:p>Diagnostic file, 3 bands in, 1 band out, 4 species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Column number</text:p>
          </table:table-cell>
          <table:table-cell table:style-name="ce5" office:value-type="string" calcext:value-type="string">
            <text:p>Variable</text:p>
          </table:table-cell>
          <table:table-cell/>
          <table:table-cell table:style-name="ce2" office:value-type="string" calcext:value-type="string">
            <text:p>Column number</text:p>
          </table:table-cell>
          <table:table-cell table:style-name="ce5" office:value-type="string" calcext:value-type="string">
            <text:p>Variable</text:p>
          </table:table-cell>
          <table:table-cell/>
          <table:table-cell table:style-name="ce2" office:value-type="string" calcext:value-type="string">
            <text:p>Column number</text:p>
          </table:table-cell>
          <table:table-cell table:style-name="ce5"/>
          <table:table-cell/>
          <table:table-cell office:value-type="string" calcext:value-type="string">
            <text:p>Column number</text:p>
          </table:table-cell>
          <table:table-cell table:style-name="ce5"/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office:value-type="string" calcext:value-type="string">
            <text:p>Column number</text:p>
          </table:table-cell>
          <table:table-cell table:number-columns-repeated="2"/>
          <table:table-cell office:value-type="string" calcext:value-type="string">
            <text:p>Column number</text:p>
          </table:table-cell>
          <table:table-cell table:style-name="ce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ho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momentum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energy density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J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ho_flux left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momentum_flux left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S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J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1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energy_density_flux left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rho*kappa_R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S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/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tau_cell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F_L – F_R + S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tau_radial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_spec rho kappa_R 0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/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ppa_P(Tsun)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dS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um_spec rho kappa_R 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7" office:value-type="string" calcext:value-type="string">
            <text:p>dS2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Pressure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ppa_P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dS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tau_tot cell 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sum_spec rho kappa_R 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velocity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ppa_R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dS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au_tot cell 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au_tot cell 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_rad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hokappa_R 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au_tot radial 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tau_tot radial 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t_cs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T_gas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hokappa_R 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u_tot radial 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au_tot radial 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t_CFL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ressure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hokappa_R 2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kappa_R 0, <text:s text:c="2"/>spec 0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au_tot_radial_2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s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Lumi = Flux0 *r^2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kappa_R 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appa_R 0, <text:s text:c="2"/>spec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tau_tot cell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kappa_P 0, <text:s text:c="2"/>spec 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appa_S 0, spec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t_d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convective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kappa_P 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appa_P 0, <text:s text:c="2"/>spec 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tau_tot cell 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kappa_P(Tsun) 0, spec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kappa_S 0, spec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u_analytic</text:p>
          </table:table-cell>
          <table:table-cell table:number-columns-repeated="4"/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kappa_P(Tsun) 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appa_P(Tsun) 0, spec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tau_tot cell 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kappa_R 0, <text:s text:c="2"/>spec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appa_S 0, spec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alpha_collision_12</text:p>
          </table:table-cell>
          <table:table-cell table:number-columns-repeated="4"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kappa_R 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kappa_R 0, <text:s text:c="2"/>spec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au_tot radial 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kappa_P 0, <text:s text:c="2"/>spec 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kappa_S 0, spec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hi_grav</text:p>
          </table:table-cell>
          <table:table-cell table:number-columns-repeated="4"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kappa_P 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appa_P 0, <text:s text:c="2"/>spec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au_tot radial 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appa_P(Tsun) 0, spec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appa_S 1, spec0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enclosed mass (r) this species</text:p>
          </table:table-cell>
          <table:table-cell table:number-columns-repeated="4"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kappa_P(Tsun) 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kappa_P(Tsun) 0, spec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au_tot radial 2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kappa_R 0, <text:s text:c="2"/>spec 2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kappa_S 1, spec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cooling dG</text:p>
          </table:table-cell>
          <table:table-cell table:number-columns-repeated="4"/>
          <table:table-cell table:style-name="ce2" office:value-type="float" office:value="22" calcext:value-type="float">
            <text:p>22</text:p>
          </table:table-cell>
          <table:table-cell table:style-name="ce23" office:value-type="string" calcext:value-type="string">
            <text:p>Trad_to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appa_R 0, <text:s text:c="2"/>spec 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kappa_R 0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kappa_P 0, <text:s text:c="2"/>spec 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2" office:value-type="string" calcext:value-type="string">
            <text:p>kappa_S 1, spec2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heating dS</text:p>
          </table:table-cell>
          <table:table-cell table:number-columns-repeated="4"/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T_gas_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kappa_P 0, <text:s text:c="2"/>spec 2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kappa_P 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kappa_P(Tsun) 0, spec2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9" office:value-type="string" calcext:value-type="string">
            <text:p>kappa_S 1, spec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ictional accel_12</text:p>
          </table:table-cell>
          <table:table-cell table:number-columns-repeated="4"/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P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kappa_P(Tsun) 0, spec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kappa_P (Tsun) 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kappa_R 1, <text:s text:c="2"/>spec 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kappa_S 2, spec0</text:p>
          </table:table-cell>
        </table:table-row>
        <table:table-row table:style-name="ro1">
          <table:table-cell table:number-columns-repeated="6"/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Flux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kappa_R 1, <text:s text:c="2"/>spec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kappa_R 1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kappa_P 1, <text:s text:c="2"/>spec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kappa_S 2, spec1</text:p>
          </table:table-cell>
        </table:table-row>
        <table:table-row table:style-name="ro1">
          <table:table-cell table:number-columns-repeated="6"/>
          <table:table-cell table:style-name="ce3" office:value-type="float" office:value="26" calcext:value-type="float">
            <text:p>26</text:p>
          </table:table-cell>
          <table:table-cell table:style-name="ce11" office:value-type="string" calcext:value-type="string">
            <text:p>Flux 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22" office:value-type="string" calcext:value-type="string">
            <text:p>kappa_P 1, <text:s text:c="2"/>spec 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kappa_P 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22" office:value-type="string" calcext:value-type="string">
            <text:p>kappa_P(Tsun) 1, spec0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kappa_S 2, spec2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Lconvective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22" office:value-type="string" calcext:value-type="string">
            <text:p>kappa_P(Tsun) 1, spec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2" office:value-type="string" calcext:value-type="string">
            <text:p>kappa_P (Tsun) 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kappa_R 1, <text:s text:c="2"/>spec 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28" office:value-type="string" calcext:value-type="string">
            <text:p>kappa_S 2, spec3</text:p>
          </table:table-cell>
        </table:table-row>
        <table:table-row table:style-name="ro1">
          <table:table-cell table:number-columns-repeated="9"/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kappa_R 1, <text:s text:c="2"/>spec 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kappa_R 2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kappa_P 1, <text:s text:c="2"/>spec 1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22" office:value-type="string" calcext:value-type="string">
            <text:p>kappa_P 0, <text:s text:c="2"/>spec 0</text:p>
          </table:table-cell>
        </table:table-row>
        <table:table-row table:style-name="ro1">
          <table:table-cell table:number-columns-repeated="9"/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kappa_P 1, <text:s text:c="2"/>spec 1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kappa_P 2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kappa_P(Tsun) 1, spec1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22" office:value-type="string" calcext:value-type="string">
            <text:p>kappa_P 0, <text:s text:c="2"/>spec 1</text:p>
          </table:table-cell>
        </table:table-row>
        <table:table-row table:style-name="ro1">
          <table:table-cell table:number-columns-repeated="9"/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kappa_P(Tsun) 1, spec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kappa_P (Tsun) 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22" office:value-type="string" calcext:value-type="string">
            <text:p>kappa_R 1, <text:s text:c="2"/>spec 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22" office:value-type="string" calcext:value-type="string">
            <text:p>kappa_P 0, <text:s text:c="2"/>spec 2</text:p>
          </table:table-cell>
        </table:table-row>
        <table:table-row table:style-name="ro1">
          <table:table-cell table:number-columns-repeated="9"/>
          <table:table-cell table:style-name="ce3" office:value-type="float" office:value="31" calcext:value-type="float">
            <text:p>31</text:p>
          </table:table-cell>
          <table:table-cell table:style-name="ce22" office:value-type="string" calcext:value-type="string">
            <text:p>kappa_R 1, <text:s text:c="2"/>spec 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rad_tot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22" office:value-type="string" calcext:value-type="string">
            <text:p>kappa_P 1, <text:s text:c="2"/>spec 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22" office:value-type="string" calcext:value-type="string">
            <text:p>kappa_P 0, <text:s text:c="2"/>spec 3</text:p>
          </table:table-cell>
        </table:table-row>
        <table:table-row table:style-name="ro1">
          <table:table-cell table:number-columns-repeated="9"/>
          <table:table-cell table:style-name="ce3" office:value-type="float" office:value="32" calcext:value-type="float">
            <text:p>32</text:p>
          </table:table-cell>
          <table:table-cell table:style-name="ce22" office:value-type="string" calcext:value-type="string">
            <text:p>kappa_P 1, <text:s text:c="2"/>spec 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_gas_0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22" office:value-type="string" calcext:value-type="string">
            <text:p>kappa_P(Tsun) 1, spec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kappa_R 0, <text:s text:c="2"/>spec 0</text:p>
          </table:table-cell>
        </table:table-row>
        <table:table-row table:style-name="ro1">
          <table:table-cell table:number-columns-repeated="9"/>
          <table:table-cell table:style-name="ce3" office:value-type="float" office:value="33" calcext:value-type="float">
            <text:p>33</text:p>
          </table:table-cell>
          <table:table-cell table:style-name="ce22" office:value-type="string" calcext:value-type="string">
            <text:p>kappa_P(Tsun) 1, spec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Trad_tot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kappa_R 0, <text:s text:c="2"/>spec 1</text:p>
          </table:table-cell>
        </table:table-row>
        <table:table-row table:style-name="ro1">
          <table:table-cell table:number-columns-repeated="9"/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Trad_to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lux 0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T_gas spec 0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kappa_R 0, <text:s text:c="2"/>spec 2</text:p>
          </table:table-cell>
        </table:table-row>
        <table:table-row table:style-name="ro1">
          <table:table-cell table:number-columns-repeated="9"/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T_gas spec 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lux 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T_gas spec 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kappa_R 0, <text:s text:c="2"/>spec 3</text:p>
          </table:table-cell>
        </table:table-row>
        <table:table-row table:style-name="ro1">
          <table:table-cell table:number-columns-repeated="9"/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T_gas spec 1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Flux 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T_gas spec 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Trad_tot</text:p>
          </table:table-cell>
        </table:table-row>
        <table:table-row table:style-name="ro1">
          <table:table-cell table:number-columns-repeated="9"/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T_gas spec 2</text:p>
          </table:table-cell>
          <table:table-cell/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Lconvec Species1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P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T_gas spec 0</text:p>
          </table:table-cell>
        </table:table-row>
        <table:table-row table:style-name="ro1">
          <table:table-cell table:number-columns-repeated="9"/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P</text:p>
          </table:table-cell>
          <table:table-cell/>
          <table:table-cell table:style-name="Default" table:number-columns-repeated="2"/>
          <table:table-cell/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Flux 0</text:p>
          </table:table-cell>
          <table:table-cell/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T_gas spec 1</text:p>
          </table:table-cell>
        </table:table-row>
        <table:table-row table:style-name="ro1">
          <table:table-cell table:number-columns-repeated="9"/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Flux 0</text:p>
          </table:table-cell>
          <table:table-cell/>
          <table:table-cell table:style-name="Default" table:number-columns-repeated="2"/>
          <table:table-cell/>
          <table:table-cell table:style-name="ce3" office:value-type="float" office:value="39" calcext:value-type="float">
            <text:p>39</text:p>
          </table:table-cell>
          <table:table-cell table:style-name="ce11" office:value-type="string" calcext:value-type="string">
            <text:p>Lconvec Species1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T_gas spec 2</text:p>
          </table:table-cell>
        </table:table-row>
        <table:table-row table:style-name="ro1">
          <table:table-cell table:number-columns-repeated="9"/>
          <table:table-cell table:style-name="ce3" office:value-type="float" office:value="40" calcext:value-type="float">
            <text:p>40</text:p>
          </table:table-cell>
          <table:table-cell table:style-name="ce11" office:value-type="string" calcext:value-type="string">
            <text:p>Flux 1</text:p>
          </table:table-cell>
          <table:table-cell/>
          <table:table-cell table:style-name="Default" table:number-columns-repeated="2"/>
          <table:table-cell/>
          <table:table-cell table:style-name="ce3" office:value-type="float" office:value="40" calcext:value-type="float">
            <text:p>40</text:p>
          </table:table-cell>
          <table:table-cell table:style-name="ce11" office:value-type="string" calcext:value-type="string">
            <text:p>Lconvec Species2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T_gas spec 3</text:p>
          </table:table-cell>
        </table:table-row>
        <table:table-row table:style-name="ro1">
          <table:table-cell table:number-columns-repeated="9"/>
          <table:table-cell table:style-name="Default" office:value-type="float" office:value="41" calcext:value-type="float">
            <text:p>41</text:p>
          </table:table-cell>
          <table:table-cell table:style-name="Default" office:value-type="string" calcext:value-type="string">
            <text:p>Lconvec Species1</text:p>
          </table:table-cell>
          <table:table-cell/>
          <table:table-cell table:style-name="Default" table:number-columns-repeated="2"/>
          <table:table-cell/>
          <table:table-cell table:style-name="Default" office:value-type="float" office:value="41" calcext:value-type="float">
            <text:p>41</text:p>
          </table:table-cell>
          <table:table-cell table:style-name="ce11" office:value-type="string" calcext:value-type="string">
            <text:p>Lconvec Species3</text:p>
          </table:table-cell>
          <table:table-cell/>
          <table:table-cell table:style-name="Default" office:value-type="float" office:value="41" calcext:value-type="float">
            <text:p>41</text:p>
          </table:table-cell>
          <table:table-cell table:style-name="ce5" office:value-type="string" calcext:value-type="string">
            <text:p>P</text:p>
          </table:table-cell>
        </table:table-row>
        <table:table-row table:style-name="ro1">
          <table:table-cell table:number-columns-repeated="9"/>
          <table:table-cell table:style-name="Default" office:value-type="float" office:value="42" calcext:value-type="float">
            <text:p>42</text:p>
          </table:table-cell>
          <table:table-cell table:style-name="Default" office:value-type="string" calcext:value-type="string">
            <text:p>Lconvec Species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Flux 0</text:p>
          </table:table-cell>
        </table:table-row>
        <table:table-row table:style-name="ro1">
          <table:table-cell table:number-columns-repeated="9"/>
          <table:table-cell table:style-name="Default" office:value-type="float" office:value="43" calcext:value-type="float">
            <text:p>43</text:p>
          </table:table-cell>
          <table:table-cell table:style-name="Default" office:value-type="string" calcext:value-type="string">
            <text:p>Lconvec Species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office:value-type="float" office:value="43" calcext:value-type="float">
            <text:p>43</text:p>
          </table:table-cell>
          <table:table-cell table:style-name="Default" office:value-type="string" calcext:value-type="string">
            <text:p>Lconvec Species1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Lconvec Species2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office:value-type="float" office:value="45" calcext:value-type="float">
            <text:p>45</text:p>
          </table:table-cell>
          <table:table-cell table:style-name="Default" office:value-type="string" calcext:value-type="string">
            <text:p>Lconvec Species3</text:p>
          </table:table-cell>
        </table:table-row>
        <table:table-row table:style-name="ro1" table:number-rows-repeated="3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2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10:23:37.966131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6:12:06.115455711</meta:creation-date>
    <dc:date>2021-09-30T10:26:19.272733531</dc:date>
    <meta:editing-duration>P13DT21H5M15S</meta:editing-duration>
    <meta:editing-cycles>21</meta:editing-cycles>
    <meta:generator>LibreOffice/6.4.5.2$Linux_X86_64 LibreOffice_project/40$Build-2</meta:generator>
    <meta:document-statistic meta:table-count="1" meta:cell-count="483" meta:object-count="0"/>
  </office:meta>
</office:document-meta>
</file>